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ource-code-pro" svg:font-family="source-code-pro, Menlo, Monaco, Consolas, 'Courier New', monospace"/>
  </office:font-face-decls>
  <office:automatic-styles>
    <style:style style:name="P1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fo:font-size="8pt" officeooo:rsid="000eb43d" officeooo:paragraph-rsid="000fd6d2" style:font-size-asian="8pt" style:font-size-complex="8pt"/>
    </style:style>
    <style:style style:name="P2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fo:font-size="8pt" officeooo:rsid="000eb43d" officeooo:paragraph-rsid="0011973d" style:font-size-asian="8pt" style:font-size-complex="8pt"/>
    </style:style>
    <style:style style:name="P3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fo:font-size="8pt" officeooo:rsid="000eb43d" officeooo:paragraph-rsid="0013b895" style:font-size-asian="8pt" style:font-size-complex="8pt"/>
    </style:style>
    <style:style style:name="P4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fo:font-size="8pt" officeooo:rsid="000eb43d" officeooo:paragraph-rsid="001406ac" style:font-size-asian="8pt" style:font-size-complex="8pt"/>
    </style:style>
    <style:style style:name="P5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fo:font-size="8pt" officeooo:rsid="000eb43d" officeooo:paragraph-rsid="001445ce" style:font-size-asian="8pt" style:font-size-complex="8pt"/>
    </style:style>
    <style:style style:name="P6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fo:font-size="8pt" officeooo:paragraph-rsid="0012e605" style:font-size-asian="8pt" style:font-size-complex="8pt"/>
    </style:style>
    <style:style style:name="P7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officeooo:paragraph-rsid="001445ce"/>
    </style:style>
    <style:style style:name="P8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officeooo:paragraph-rsid="00161a53"/>
    </style:style>
    <style:style style:name="P9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style:font-name="Arial" fo:font-size="8pt" fo:font-weight="normal" officeooo:rsid="000eb43d" officeooo:paragraph-rsid="000e8c05" style:font-size-asian="8pt" style:font-weight-asian="normal" style:font-size-complex="8pt" style:font-weight-complex="normal"/>
    </style:style>
    <style:style style:name="P10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style:font-name="Arial" fo:font-size="8pt" fo:font-weight="normal" officeooo:rsid="000eb43d" officeooo:paragraph-rsid="000fd6d2" style:font-size-asian="8pt" style:font-weight-asian="normal" style:font-size-complex="8pt" style:font-weight-complex="normal"/>
    </style:style>
    <style:style style:name="P11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style:font-name="Arial" fo:font-size="8pt" fo:font-weight="normal" officeooo:paragraph-rsid="00169851" style:font-size-asian="8pt" style:font-weight-asian="normal" style:font-size-complex="8pt" style:font-weight-complex="normal"/>
    </style:style>
    <style:style style:name="P12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style:font-name="Arial" fo:font-size="8pt" fo:font-weight="normal" officeooo:paragraph-rsid="0013b895" style:font-size-asian="8pt" style:font-weight-asian="normal" style:font-size-complex="8pt" style:font-weight-complex="normal"/>
    </style:style>
    <style:style style:name="P13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style:font-name="Arial" fo:font-size="8pt" fo:font-weight="normal" officeooo:paragraph-rsid="001445ce" style:font-size-asian="8pt" style:font-weight-asian="normal" style:font-size-complex="8pt" style:font-weight-complex="normal"/>
    </style:style>
    <style:style style:name="P14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text-properties fo:font-weight="normal" officeooo:rsid="000e8c05" officeooo:paragraph-rsid="000e8c05" style:font-weight-asian="normal" style:font-weight-complex="normal"/>
    </style:style>
    <style:style style:name="P16" style:family="paragraph" style:parent-style-name="Preformatted_20_Text">
      <loext:graphic-properties draw:fill="none" draw:fill-color="#ffffff"/>
      <style:paragraph-properties fo:margin-top="0cm" fo:margin-bottom="0cm" style:contextual-spacing="false" fo:line-height="140%" fo:text-align="start" style:justify-single-word="false" fo:orphans="2" fo:widows="2" fo:background-color="transparent" fo:padding="0cm" fo:border="none"/>
      <style:text-properties fo:color="#c9211e" loext:opacity="100%" style:font-name="Arial" fo:font-size="8pt" fo:font-weight="normal" officeooo:paragraph-rsid="00169851" style:font-size-asian="8pt" style:font-weight-asian="normal" style:font-size-complex="8pt" style:font-weight-complex="normal"/>
    </style:style>
    <style:style style:name="T1" style:family="text">
      <style:text-properties officeooo:rsid="000ec641"/>
    </style:style>
    <style:style style:name="T2" style:family="text">
      <style:text-properties officeooo:rsid="000fd6d2"/>
    </style:style>
    <style:style style:name="T3" style:family="text">
      <style:text-properties fo:color="#c9211e" loext:opacity="100%"/>
    </style:style>
    <style:style style:name="T4" style:family="text">
      <style:text-properties fo:font-variant="normal" fo:text-transform="none" fo:color="#476582" loext:opacity="100%" style:font-name="Arial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5" style:family="text">
      <style:text-properties fo:font-variant="normal" fo:text-transform="none" fo:color="#476582" loext:opacity="100%" style:font-name="Arial" fo:letter-spacing="normal" fo:font-style="normal" fo:font-weight="normal" officeooo:rsid="000fd6d2" fo:background-color="transparent" loext:char-shading-value="0" style:font-weight-asian="normal" style:font-weight-complex="normal" loext:padding="0cm" loext:border="none"/>
    </style:style>
    <style:style style:name="T6" style:family="text">
      <style:text-properties fo:font-variant="normal" fo:text-transform="none" fo:color="#476582" loext:opacity="100%" style:font-name="Arial" fo:letter-spacing="normal" fo:font-style="normal" fo:font-weight="normal" officeooo:rsid="001445ce" fo:background-color="transparent" loext:char-shading-value="0" style:font-weight-asian="normal" style:font-weight-complex="normal" loext:padding="0cm" loext:border="none"/>
    </style:style>
    <style:style style:name="T7" style:family="text">
      <style:text-properties fo:font-variant="normal" fo:text-transform="none" fo:color="#476582" loext:opacity="100%" style:font-name="Arial" fo:font-size="8pt" fo:letter-spacing="normal" fo:font-style="normal" fo:font-weight="normal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8" style:family="text">
      <style:text-properties fo:font-variant="normal" fo:text-transform="none" fo:color="#476582" loext:opacity="100%" style:font-name="Arial" fo:font-size="8pt" fo:letter-spacing="normal" fo:font-style="normal" fo:font-weight="normal" officeooo:rsid="001445ce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9" style:family="text">
      <style:text-properties fo:font-variant="normal" fo:text-transform="none" fo:color="#476582" loext:opacity="100%" style:font-name="Arial" fo:font-size="8pt" fo:letter-spacing="normal" fo:font-style="normal" fo:font-weight="normal" officeooo:rsid="00161a53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10" style:family="text">
      <style:text-properties fo:font-variant="normal" fo:text-transform="none" fo:color="#476582" loext:opacity="100%" style:font-name="Arial" fo:font-size="8pt" fo:letter-spacing="normal" fo:font-style="normal" fo:font-weight="normal" officeooo:rsid="000bc29d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11" style:family="text">
      <style:text-properties fo:font-variant="normal" fo:text-transform="none" fo:color="#c9211e" loext:opacity="100%" style:font-name="Arial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12" style:family="text">
      <style:text-properties fo:font-variant="normal" fo:text-transform="none" fo:color="#c9211e" loext:opacity="100%" style:font-name="Arial" fo:font-size="8pt" fo:letter-spacing="normal" fo:font-style="normal" fo:font-weight="normal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Arial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Arial" fo:letter-spacing="normal" fo:font-style="normal" fo:font-weight="normal" officeooo:rsid="0011973d" fo:background-color="transparent" loext:char-shading-value="0" style:font-weight-asian="normal" style:font-weight-complex="normal" loext:padding="0cm" loext:border="none"/>
    </style:style>
    <style:style style:name="T15" style:family="text">
      <style:text-properties fo:font-variant="normal" fo:text-transform="none" fo:color="#000000" loext:opacity="100%" style:font-name="Arial" fo:letter-spacing="normal" fo:font-style="normal" fo:font-weight="normal" officeooo:rsid="0012e605" fo:background-color="transparent" loext:char-shading-value="0" style:font-weight-asian="normal" style:font-weight-complex="normal" loext:padding="0cm" loext:border="none"/>
    </style:style>
    <style:style style:name="T16" style:family="text">
      <style:text-properties fo:font-variant="normal" fo:text-transform="none" fo:color="#000000" loext:opacity="100%" style:font-name="Arial" fo:letter-spacing="normal" fo:font-style="normal" fo:font-weight="normal" officeooo:rsid="0013b895" fo:background-color="transparent" loext:char-shading-value="0" style:font-weight-asian="normal" style:font-weight-complex="normal" loext:padding="0cm" loext:border="none"/>
    </style:style>
    <style:style style:name="T17" style:family="text">
      <style:text-properties fo:font-variant="normal" fo:text-transform="none" fo:color="#000000" loext:opacity="100%" style:font-name="Arial" fo:letter-spacing="normal" fo:font-style="normal" fo:font-weight="normal" officeooo:rsid="001406ac" fo:background-color="transparent" loext:char-shading-value="0" style:font-weight-asian="normal" style:font-weight-complex="normal" loext:padding="0cm" loext:border="none"/>
    </style:style>
    <style:style style:name="T18" style:family="text">
      <style:text-properties fo:font-variant="normal" fo:text-transform="none" fo:color="#000000" loext:opacity="100%" style:font-name="Arial" fo:letter-spacing="normal" fo:font-style="normal" fo:font-weight="normal" officeooo:rsid="00156a73" fo:background-color="transparent" loext:char-shading-value="0" style:font-weight-asian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style:font-name="Arial" fo:letter-spacing="normal" fo:font-style="normal" fo:font-weight="normal" officeooo:rsid="001445ce" fo:background-color="transparent" loext:char-shading-value="0" style:font-weight-asian="normal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Arial" fo:font-size="8pt" fo:letter-spacing="normal" fo:font-style="normal" fo:font-weight="normal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Arial" fo:font-size="8pt" fo:letter-spacing="normal" fo:font-style="normal" fo:font-weight="normal" officeooo:rsid="0011973d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22" style:family="text">
      <style:text-properties fo:font-variant="normal" fo:text-transform="none" fo:color="#ff4000" loext:opacity="100%" style:font-name="Arial" fo:letter-spacing="normal" fo:font-style="normal" fo:font-weight="normal" officeooo:rsid="000fd6d2" fo:background-color="transparent" loext:char-shading-value="0" style:font-weight-asian="normal" style:font-weight-complex="normal" loext:padding="0cm" loext:border="none"/>
    </style:style>
    <style:style style:name="T23" style:family="text">
      <style:text-properties fo:font-variant="normal" fo:text-transform="none" fo:color="#ff4000" loext:opacity="100%" style:font-name="Arial" fo:letter-spacing="normal" fo:font-style="normal" fo:font-weight="normal" officeooo:rsid="0011973d" fo:background-color="transparent" loext:char-shading-value="0" style:font-weight-asian="normal" style:font-weight-complex="normal" loext:padding="0cm" loext:border="none"/>
    </style:style>
    <style:style style:name="T24" style:family="text">
      <style:text-properties fo:font-variant="normal" fo:text-transform="none" fo:color="#ff4000" loext:opacity="100%" style:font-name="Arial" fo:letter-spacing="normal" fo:font-style="normal" fo:font-weight="normal" officeooo:rsid="001406ac" fo:background-color="transparent" loext:char-shading-value="0" style:font-weight-asian="normal" style:font-weight-complex="normal" loext:padding="0cm" loext:border="none"/>
    </style:style>
    <style:style style:name="T25" style:family="text">
      <style:text-properties fo:font-variant="normal" fo:text-transform="none" fo:color="#ff4000" loext:opacity="100%" style:font-name="Arial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26" style:family="text">
      <style:text-properties fo:font-variant="normal" fo:text-transform="none" fo:color="#ff4000" loext:opacity="100%" style:font-name="Arial" fo:font-size="8pt" fo:letter-spacing="normal" fo:font-style="normal" fo:font-weight="normal" officeooo:rsid="0011973d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27" style:family="text">
      <style:text-properties fo:font-variant="normal" fo:text-transform="none" fo:color="#ff4000" loext:opacity="100%" style:font-name="Arial" fo:font-size="8pt" fo:letter-spacing="normal" fo:font-style="normal" fo:font-weight="normal" fo:background-color="transparent" loext:char-shading-value="0" style:font-size-asian="8pt" style:font-weight-asian="normal" style:font-size-complex="8pt" style:font-weight-complex="normal" loext:padding="0cm" loext:border="non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69851" style:font-weight-asian="bold" style:font-weight-complex="bold"/>
    </style:style>
    <style:style style:name="T30" style:family="text">
      <style:text-properties fo:color="#000000" loext:opacity="100%" fo:font-weight="bold" officeooo:rsid="00169851" style:font-weight-asian="bold" style:font-weight-complex="bold"/>
    </style:style>
    <style:style style:name="T31" style:family="text">
      <style:text-properties fo:color="#000000" loext:opacity="100%" style:font-name="Arial" fo:font-weight="normal" style:font-weight-asian="normal" style:font-weight-complex="normal"/>
    </style:style>
    <style:style style:name="T32" style:family="text">
      <style:text-properties fo:color="#000000" loext:opacity="100%" style:font-name="Arial" fo:font-weight="normal" officeooo:rsid="0012e605" style:font-weight-asian="normal" style:font-weight-complex="normal"/>
    </style:style>
    <style:style style:name="T33" style:family="text">
      <style:text-properties fo:color="#ff4000" loext:opacity="100%"/>
    </style:style>
    <style:style style:name="T34" style:family="text">
      <style:text-properties fo:color="#ff4000" loext:opacity="100%" officeooo:rsid="000fd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ntrato Social</text:p>
      <text:p text:style-name="P15"/>
      <text:p text:style-name="P14"/>
      <text:p text:style-name="P9">1. Artigo 1: A empresa e seus neg<text:span text:style-name="T1">ócios **</text:span></text:p>
      <text:p text:style-name="P10">** 1.1. Formação da Companhia. ** A empresa foi formada de acordo com as disposições da Lei. Os direitos e responsabilidades do membro, a administração dos assuntos da Companhia e a conduta de seus negócios serão conforme previsto na Lei, exceto quando expressamente previsto aqui</text:p>
      <text:p text:style-name="P10"/>
      <text:p text:style-name="P10">** 1.2. Nome. ** O nome da empresa deve ser<text:span text:style-name="T28"> </text:span><text:span text:style-name="T29">PropyDAO</text:span><text:span text:style-name="T33"> </text:span><text:span text:style-name="T30">Tokenização </text:span><text:span text:style-name="T34">LTDA e / OU <text:s/>S/A</text:span>, no entanto, o<text:span text:style-name="T2">s</text:span> membro<text:span text:style-name="T2">s</text:span>, sujeito aos termos deste Contrato, poder<text:span text:style-name="T2">ão</text:span> alterar o nome da empresa a qualquer momento e de tempos em tempos.</text:p>
      <text:p text:style-name="P10"/>
      <text:p text:style-name="P11">** 1.3. Termo da Companhia. O termo da empresa começou com o preenchimento dos documentos de formação apropriados com o<text:line-break/><text:line-break/> <text:span text:style-name="T3">{{Offshore =&gt; Registrador de empresas de responsabilidade limitada :: </text:span></text:p>
      <text:p text:style-name="P16"/>
      <text:p text:style-name="P11"><text:line-break/>De acordo com a Lei e continuará até que seja rescindido de acordo com este Contrato ou conforme previsto por lei.</text:p>
      <text:p text:style-name="P10"/>
      <text:p text:style-name="P1"><text:span text:style-name="Source_20_Text"><text:span text:style-name="T4">** 1.4. Propósitos da empresa. ** O objetivo da empresa é:<text:line-break/>(i) se envolver em qualquer ato ou atividade legal para a qual empresas de responsabilidade limitada possam ser organizadas sob a Lei; e<text:line-break/> (ii) Faça todas as coisas necessárias, adequadas </text:span></text:span><text:span text:style-name="Source_20_Text"><text:span text:style-name="T5">p</text:span></text:span><text:span text:style-name="Source_20_Text"><text:span text:style-name="T4">ara a realização ou para a promoção dos negócios da empresa.</text:span></text:span></text:p>
      <text:p text:style-name="P10"/>
      <text:p text:style-name="P10">** 1.5. Escritórios. ** A empresa deve manter seu escritório principal e o principal local de negócios em [[Endereço do escritório da empresa], ou em outros locais de negócios ou Ethereum Blockchain Network (s) Endereços (s) como <text:span text:style-name="T2">os </text:span>membro<text:span text:style-name="T2">s </text:span>considera<text:span text:style-name="T2">rem </text:span>aconselhável para a conduta dos negócios da empresa e, de tempos em tempos, altera o escritório principal e o endereço de rede da empresa (es) em promover o mesmo.</text:p>
      <text:p text:style-name="P10"/>
      <text:p text:style-name="P1"><text:span text:style-name="Source_20_Text"><text:span text:style-name="T4">** 2. Artigo 2: Capitalização *</text:span></text:span></text:p>
      <text:p text:style-name="P1"><text:span text:style-name="Source_20_Text"><text:span text:style-name="T7"/></text:span></text:p>
      <text:p text:style-name="P1"><text:span text:style-name="Source_20_Text"><text:span text:style-name="T4">** 2.1. Contribuições de capital. **<text:line-break/>O</text:span></text:span><text:span text:style-name="Source_20_Text"><text:span text:style-name="T5">s</text:span></text:span><text:span text:style-name="Source_20_Text"><text:span text:style-name="T4"> membro</text:span></text:span><text:span text:style-name="Source_20_Text"><text:span text:style-name="T5">s</text:span></text:span><text:span text:style-name="Source_20_Text"><text:span text:style-name="T4"> deve</text:span></text:span><text:span text:style-name="Source_20_Text"><text:span text:style-name="T5">m</text:span></text:span><text:span text:style-name="Source_20_Text"><text:span text:style-name="T4"> fazer essas contribuições de capital, consistindo em dinheiro, ativos digitais, bens reais ou pessoais, para a empresa como ele, ela ou el</text:span></text:span><text:span text:style-name="Source_20_Text"><text:span text:style-name="T5">es ou elas</text:span></text:span><text:span text:style-name="Source_20_Text"><text:span text:style-name="T4"> considerar</text:span></text:span><text:span text:style-name="Source_20_Text"><text:span text:style-name="T5">em</text:span></text:span><text:span text:style-name="Source_20_Text"><text:span text:style-name="T4"> apropriada de tempos em tempos. A contribuição inicial do capital do</text:span></text:span><text:span text:style-name="Source_20_Text"><text:span text:style-name="T5">s</text:span></text:span><text:span text:style-name="Source_20_Text"><text:span text:style-name="T4"> membro</text:span></text:span><text:span text:style-name="Source_20_Text"><text:span text:style-name="T5">s</text:span></text:span><text:span text:style-name="Source_20_Text"><text:span text:style-name="T4"> deve</text:span></text:span><text:span text:style-name="Source_20_Text"><text:span text:style-name="T5">m</text:span></text:span><text:span text:style-name="Source_20_Text"><text:span text:style-name="T4"> ser fornecida no </text:span></text:span><text:span text:style-name="Source_20_Text"><text:span text:style-name="T11">Anexo * </text:span></text:span></text:p>
      <text:p text:style-name="P1"><text:span text:style-name="Source_20_Text"><text:span text:style-name="T12"/></text:span></text:p>
      <text:p text:style-name="P1"><text:span text:style-name="Source_20_Text"><text:span text:style-name="T13">** 2.2. Responsabilidade de membro e afiliados. ** Exceto quando o contrário previsto pela lei aplicável, as dívidas, obrigações e passivos da Companhia, seja em contrato, delito ou não, serão apenas as dívidas, obrigações e passivos da Companhia. </text:span></text:span><text:span text:style-name="Source_20_Text"><text:span text:style-name="T22">PropyDAO</text:span></text:span><text:span text:style-name="Source_20_Text"><text:span text:style-name="T13"><text:line-break/> </text:span></text:span></text:p>
      <text:p text:style-name="P1"><text:span text:style-name="Source_20_Text"><text:span text:style-name="T13">** 3. Artigo 3: lucros e perdas; Distribuições *</text:span></text:span></text:p>
      <text:p text:style-name="P1"><text:span text:style-name="Source_20_Text"><text:span text:style-name="T13">** 3.1. Lucro e perdas. ** Todos os lucros e perdas da empresa serão alocados ao membro.</text:span></text:span></text:p>
      <text:p text:style-name="P1"><text:span text:style-name="Source_20_Text"><text:span text:style-name="T20"/></text:span></text:p>
      <text:p text:style-name="P1"><text:span text:style-name="Source_20_Text"><text:span text:style-name="T13">** 3.2. Distribuições. **Todas as distribuições de dinheiro, ativos digitais, propriedades, lucros ou outros e o momento serão feitos a critério do membro.</text:span></text:span></text:p>
      <text:p text:style-name="P1"><text:span text:style-name="Source_20_Text"><text:span text:style-name="T20"/></text:span></text:p>
      <text:p text:style-name="P1"><text:span text:style-name="Source_20_Text"><text:span text:style-name="T13">** 4. Artigo 4: Gerenciamento **</text:span></text:span></text:p>
      <text:p text:style-name="P1"><text:span text:style-name="Source_20_Text"><text:span text:style-name="T20"/></text:span></text:p>
      <text:p text:style-name="P2"><text:span text:style-name="Source_20_Text"><text:span text:style-name="T13">** 4.1. Gerenciamento pelo</text:span></text:span><text:span text:style-name="Source_20_Text"><text:span text:style-name="T14">s</text:span></text:span><text:span text:style-name="Source_20_Text"><text:span text:style-name="T13"> membro</text:span></text:span><text:span text:style-name="Source_20_Text"><text:span text:style-name="T14">s</text:span></text:span><text:span text:style-name="Source_20_Text"><text:span text:style-name="T13">. ** Os negócios e os assuntos da </text:span></text:span><text:span text:style-name="Source_20_Text"><text:span text:style-name="T22">PropyDAO</text:span></text:span><text:span text:style-name="Source_20_Text"><text:span text:style-name="T13"> serão gerenciados pelo</text:span></text:span><text:span text:style-name="Source_20_Text"><text:span text:style-name="T14">s</text:span></text:span><text:span text:style-name="Source_20_Text"><text:span text:style-name="T13"> membro</text:span></text:span><text:span text:style-name="Source_20_Text"><text:span text:style-name="T14">s</text:span></text:span><text:span text:style-name="Source_20_Text"><text:span text:style-name="T13">. O</text:span></text:span><text:span text:style-name="Source_20_Text"><text:span text:style-name="T14">s</text:span></text:span><text:span text:style-name="Source_20_Text"><text:span text:style-name="T13"> Membro</text:span></text:span><text:span text:style-name="Source_20_Text"><text:span text:style-name="T14">s</text:span></text:span><text:span text:style-name="Source_20_Text"><text:span text:style-name="T13"> ter</text:span></text:span><text:span text:style-name="Source_20_Text"><text:span text:style-name="T14">ão</text:span></text:span><text:span text:style-name="Source_20_Text"><text:span text:style-name="T13"> pleno</text:span></text:span><text:span text:style-name="Source_20_Text"><text:span text:style-name="T14">s</text:span></text:span><text:span text:style-name="Source_20_Text"><text:span text:style-name="T13"> poder</text:span></text:span><text:span text:style-name="Source_20_Text"><text:span text:style-name="T14">es</text:span></text:span><text:span text:style-name="Source_20_Text"><text:span text:style-name="T13"> e autoridade para tomar qualquer ação e executar quaisquer documentos ou transações digitais em nome da </text:span></text:span><text:span text:style-name="Source_20_Text"><text:span text:style-name="T22">PropyDAO</text:span></text:span><text:span text:style-name="Source_20_Text"><text:span text:style-name="T13">, </text:span></text:span><text:span text:style-name="Source_20_Text"><text:span text:style-name="T14">desde que em consenso, através de em um sistema de votação descrita em </text:span></text:span><text:span text:style-name="Source_20_Text"><text:span text:style-name="T23">anexo *</text:span></text:span></text:p>
      <text:p text:style-name="P2"><text:span text:style-name="Source_20_Text"><text:span text:style-name="T26"/></text:span></text:p>
      <text:p text:style-name="P2"><text:span text:style-name="Source_20_Text"><text:span text:style-name="T14">** 4.2. Despesas. ** A </text:span></text:span><text:span text:style-name="Source_20_Text"><text:span text:style-name="T22">PropyDAO</text:span></text:span><text:span text:style-name="Source_20_Text"><text:span text:style-name="T14"> pagará todas as suas próprias despesas operacionais, indiretas e administrativas de todo tipo. Os membros e colaboradores da empresa serão reembolsados por todos os custos e despesas razoáveis que eles podem ter incorridos ou que poderão incorrer em nome da empresa. Desde de que autorizados.</text:span></text:span></text:p>
      <text:p text:style-name="P2"><text:span text:style-name="Source_20_Text"><text:span text:style-name="T21"/></text:span></text:p>
      <text:p text:style-name="P6"><text:span text:style-name="T31">** 4.3. </text:span><text:span text:style-name="Source_20_Text"><text:span text:style-name="T14">colaboradores </text:span></text:span><text:span text:style-name="Source_20_Text"><text:span text:style-name="T15">autônomos</text:span></text:span><text:span text:style-name="T31">. </text:span><text:span text:style-name="Source_20_Text"><text:span text:style-name="T14">A </text:span></text:span><text:span text:style-name="Source_20_Text"><text:span text:style-name="T22">PropyDAO</text:span></text:span><text:span text:style-name="Source_20_Text"><text:span text:style-name="T14"> </text:span></text:span><text:span text:style-name="T31">, de tempos em tempos, </text:span><text:span text:style-name="T32">poderá </text:span><text:span text:style-name="T31">designar ou nomear um ou mais </text:span><text:span text:style-name="Source_20_Text"><text:span text:style-name="T14">colaboradores </text:span></text:span><text:span text:style-name="Source_20_Text"><text:span text:style-name="T15">autônomos</text:span></text:span><text:span text:style-name="T31">, incluindo, sem limitação, um ou mais, </text:span><text:span text:style-name="T32">para a prestação de serviços autônomos e representar a empresa por delegação. </text:span><text:span text:style-name="Source_20_Text"><text:span text:style-name="T14"><text:line-break/><text:tab/></text:span></text:span><text:span text:style-name="Source_20_Text"><text:span text:style-name="T16">4.3.1 </text:span></text:span><text:span text:style-name="Source_20_Text"><text:span text:style-name="T14"><text:s/>Esse colaboradores </text:span></text:span><text:span text:style-name="Source_20_Text"><text:span text:style-name="T15">autônomos</text:span></text:span><text:span text:style-name="Source_20_Text"><text:span text:style-name="T14"> </text:span></text:span><text:span text:style-name="Source_20_Text"><text:span text:style-name="T16">serão</text:span></text:span><text:span text:style-name="Source_20_Text"><text:span text:style-name="T14"> removido</text:span></text:span><text:span text:style-name="Source_20_Text"><text:span text:style-name="T16">s</text:span></text:span><text:span text:style-name="Source_20_Text"><text:span text:style-name="T14">, com ou sem causa, pel</text:span></text:span><text:span text:style-name="Source_20_Text"><text:span text:style-name="T16">a</text:span></text:span><text:span text:style-name="Source_20_Text"><text:span text:style-name="T14"> </text:span></text:span><text:span text:style-name="Source_20_Text"><text:span text:style-name="T16">empresa</text:span></text:span><text:span text:style-name="Source_20_Text"><text:span text:style-name="T14">. <text:tab/>Todos</text:span></text:span><text:span text:style-name="Source_20_Text"><text:span text:style-name="T16">(as)</text:span></text:span><text:span text:style-name="Source_20_Text"><text:span text:style-name="T14"> terão </text:span></text:span><text:soft-page-break/><text:span text:style-name="Source_20_Text"><text:span text:style-name="T14">autoridade para executar </text:span></text:span><text:span text:style-name="Source_20_Text"><text:span text:style-name="T16">serviços </text:span></text:span><text:span text:style-name="Source_20_Text"><text:span text:style-name="T14">para conduzir as operações diárias da <text:tab/></text:span></text:span><text:span text:style-name="Source_20_Text"><text:span text:style-name="T16">empresa</text:span></text:span><text:span text:style-name="Source_20_Text"><text:span text:style-name="T14"> consistentes com e no curso comum de seus negócios, sujeitas aos termos e <text:tab/>disposições deste Contrato e à direção e autorização d</text:span></text:span><text:span text:style-name="Source_20_Text"><text:span text:style-name="T16">a </text:span></text:span><text:span text:style-name="Source_20_Text"><text:span text:style-name="T22">PropyDAO</text:span></text:span><text:span text:style-name="Source_20_Text"><text:span text:style-name="T14">. Cada colaborador </text:span></text:span><text:span text:style-name="Source_20_Text"><text:span text:style-name="T15">autônomo</text:span></text:span><text:span text:style-name="Source_20_Text"><text:span text:style-name="T14"> <text:tab/>deve desempenhar suas funções de boa fé e </text:span></text:span><text:span text:style-name="Source_20_Text"><text:span text:style-name="T16">conforme acordo estabelecido entre as partes.</text:span></text:span></text:p>
      <text:p text:style-name="P2"><text:span text:style-name="Source_20_Text"><text:span text:style-name="T26"/></text:span></text:p>
      <text:p text:style-name="P12"/>
      <text:p text:style-name="P3"><text:span text:style-name="Source_20_Text"><text:span text:style-name="T13">** 5. Artigo 5: Livros e registros **</text:span></text:span></text:p>
      <text:p text:style-name="P3"><text:span text:style-name="Source_20_Text"><text:span text:style-name="T13">** 5.1. Livros de conta. **Os livros completos da conta devem ser mantidos pelo</text:span></text:span><text:span text:style-name="Source_20_Text"><text:span text:style-name="T17">s</text:span></text:span><text:span text:style-name="Source_20_Text"><text:span text:style-name="T13"> membro</text:span></text:span><text:span text:style-name="Source_20_Text"><text:span text:style-name="T17">s</text:span></text:span><text:span text:style-name="Source_20_Text"><text:span text:style-name="T13"> no Escritório Principal da </text:span></text:span><text:span text:style-name="Source_20_Text"><text:span text:style-name="T17">empresa </text:span></text:span><text:span text:style-name="Source_20_Text"><text:span text:style-name="T13">ou em outros endereços de rede de Blockchain do Escritório ou Ethereum que o</text:span></text:span><text:span text:style-name="Source_20_Text"><text:span text:style-name="T17">s</text:span></text:span><text:span text:style-name="Source_20_Text"><text:span text:style-name="T13"> </text:span></text:span><text:span text:style-name="Source_20_Text"><text:span text:style-name="T17">responsáveis</text:span></text:span><text:span text:style-name="Source_20_Text"><text:span text:style-name="T13"> possa</text:span></text:span><text:span text:style-name="Source_20_Text"><text:span text:style-name="T17">m</text:span></text:span><text:span text:style-name="Source_20_Text"><text:span text:style-name="T13"> designar </text:span></text:span><text:span text:style-name="Source_20_Text"><text:span text:style-name="T17">e </text:span></text:span><text:span text:style-name="Source_20_Text"><text:span text:style-name="T13">sob métodos de contabilidade que possa</text:span></text:span><text:span text:style-name="Source_20_Text"><text:span text:style-name="T17">m </text:span></text:span><text:span text:style-name="Source_20_Text"><text:span text:style-name="T13">selecionar. O período contábil da empresa será o ano civil.</text:span></text:span></text:p>
      <text:p text:style-name="P3"><text:span text:style-name="Source_20_Text"><text:span text:style-name="T20"/></text:span></text:p>
      <text:p text:style-name="P4"><text:span text:style-name="Source_20_Text"><text:span text:style-name="T13">** 5.2. Contas bancárias.**<text:line-break/></text:span></text:span><text:span text:style-name="Source_20_Text"><text:span text:style-name="T17">A </text:span></text:span><text:span text:style-name="Source_20_Text"><text:span text:style-name="T24">PropyDAO</text:span></text:span><text:span text:style-name="Source_20_Text"><text:span text:style-name="T17"> pode </text:span></text:span><text:span text:style-name="Source_20_Text"><text:span text:style-name="T13">manter uma ou mais contas bancárias ou carteiras digitais de multi</text:span></text:span><text:span text:style-name="Source_20_Text"><text:span text:style-name="T18">assinaturas</text:span></text:span><text:span text:style-name="Source_20_Text"><text:span text:style-name="T13"> para esses fundos e/ou ativos digitais da empresa como optar</text:span></text:span><text:span text:style-name="Source_20_Text"><text:span text:style-name="T17">em</text:span></text:span><text:span text:style-name="Source_20_Text"><text:span text:style-name="T13"> por depositar nela, e </text:span></text:span><text:span text:style-name="Source_20_Text"><text:span text:style-name="T17">a</text:span></text:span><text:span text:style-name="Source_20_Text"><text:span text:style-name="T13">s retiradas devem ser feitos sobre a multi</text:span></text:span><text:span text:style-name="Source_20_Text"><text:span text:style-name="T18">assinaturas</text:span></text:span><text:span text:style-name="Source_20_Text"><text:span text:style-name="T13"> </text:span></text:span><text:span text:style-name="Source_20_Text"><text:span text:style-name="T17">dos responsáveis</text:span></text:span><text:span text:style-name="Source_20_Text"><text:span text:style-name="T13">.</text:span></text:span></text:p>
      <text:p text:style-name="P4"><text:span text:style-name="Source_20_Text"><text:span text:style-name="T20"/></text:span></text:p>
      <text:p text:style-name="P4"><text:span text:style-name="Source_20_Text"><text:span text:style-name="T13">**5.</text:span></text:span><text:span text:style-name="Source_20_Text"><text:span text:style-name="T17">3</text:span></text:span><text:span text:style-name="Source_20_Text"><text:span text:style-name="T13">. Titularidade dos Ativos.** A titularidade e todos os direitos e participações nos ativos da Empresa devem ser adquiridos em nome e mantidos pela Empresa ou, se adquiridos em qualquer outro nome, mantidos em benefício da Empresa.</text:span></text:span></text:p>
      <text:p text:style-name="P4"><text:span text:style-name="Source_20_Text"><text:span text:style-name="T20"/></text:span></text:p>
      <text:p text:style-name="P4"><text:span text:style-name="Source_20_Text"><text:span text:style-name="T25">**5.</text:span></text:span><text:span text:style-name="Source_20_Text"><text:span text:style-name="T24">4</text:span></text:span><text:span text:style-name="Source_20_Text"><text:span text:style-name="T25">. </text:span></text:span><text:span text:style-name="Source_20_Text"><text:span text:style-name="T24">insolvência/</text:span></text:span><text:span text:style-name="Source_20_Text"><text:span text:style-name="T25">Falência do Sócio.** A falência do Sócio não fará com que o Sócio deixe de ser Sócio da Sociedade e, na ocorrência de tal evento, a Sociedade continuará sem dissolução.</text:span></text:span></text:p>
      <text:p text:style-name="P4"><text:span text:style-name="Source_20_Text"><text:span text:style-name="T27"/></text:span></text:p>
      <text:p text:style-name="P4"><text:span text:style-name="Source_20_Text"><text:span text:style-name="T13">**6. ARTIGO 6: DISSOLUÇÃO E RESCISÃO**</text:span></text:span></text:p>
      <text:p text:style-name="P4"><text:span text:style-name="Source_20_Text"><text:span text:style-name="T20"/></text:span></text:p>
      <text:p text:style-name="P4"><text:span text:style-name="Source_20_Text"><text:span text:style-name="T13">**6.1. Dissolução.** A Empresa será dissolvida e rescindida após a ocorrência do seguinte:</text:span></text:span></text:p>
      <text:p text:style-name="P4"><text:span text:style-name="Source_20_Text"><text:span text:style-name="T13">**6.1.1.** </text:span></text:span><text:span text:style-name="Source_20_Text"><text:span text:style-name="T19">D</text:span></text:span><text:span text:style-name="Source_20_Text"><text:span text:style-name="T13">a entrada em vigor de decret</text:span></text:span><text:span text:style-name="Source_20_Text"><text:span text:style-name="T19">ação</text:span></text:span><text:span text:style-name="Source_20_Text"><text:span text:style-name="T13"> de dissolução judicial da </text:span></text:span><text:span text:style-name="Source_20_Text"><text:span text:style-name="T19">empresa</text:span></text:span><text:span text:style-name="Source_20_Text"><text:span text:style-name="T13">; ou</text:span></text:span></text:p>
      <text:p text:style-name="P4"><text:span text:style-name="Source_20_Text"><text:span text:style-name="T13">**6.1.2.** as disposições da quando*Cláusula 6.3* abaixo forem atendidas; ou</text:span></text:span></text:p>
      <text:p text:style-name="P4"><text:span text:style-name="Source_20_Text"><text:span text:style-name="T13">**6.1.4.** quando determinado de outra forma pelo</text:span></text:span><text:span text:style-name="Source_20_Text"><text:span text:style-name="T19">s</text:span></text:span><text:span text:style-name="Source_20_Text"><text:span text:style-name="T13"> Sócio</text:span></text:span><text:span text:style-name="Source_20_Text"><text:span text:style-name="T19">s</text:span></text:span><text:span text:style-name="Source_20_Text"><text:span text:style-name="T13">.</text:span></text:span></text:p>
      <text:p text:style-name="P4"><text:span text:style-name="Source_20_Text"><text:span text:style-name="T20"/></text:span></text:p>
      <text:p text:style-name="P4"><text:span text:style-name="Source_20_Text"><text:span text:style-name="T13">**6.2. Distribuição de Ativos.** Em caso de dissolução, a Empresa conduzirá apenas as atividades necessárias para encerrar seus negócios (incluindo a venda dos ativos da Empresa de maneira ordenada), e os ativos da Empresa </text:span></text:span><text:span text:style-name="Source_20_Text"><text:span text:style-name="T19">t</text:span></text:span><text:span text:style-name="Source_20_Text"><text:span text:style-name="T13">erão </text:span></text:span><text:span text:style-name="Source_20_Text"><text:span text:style-name="T19">que </text:span></text:span><text:span text:style-name="Source_20_Text"><text:span text:style-name="T13">ser aplicado</text:span></text:span><text:span text:style-name="Source_20_Text"><text:span text:style-name="T19">s</text:span></text:span><text:span text:style-name="Source_20_Text"><text:span text:style-name="T13"> na forma e na ordem de prioridade, conforme estabelecido na Lei.</text:span></text:span></text:p>
      <text:p text:style-name="P4"><text:span text:style-name="Source_20_Text"><text:span text:style-name="T20"/></text:span></text:p>
      <text:p text:style-name="P4"><text:span text:style-name="Source_20_Text"><text:span text:style-name="T13">**6.3. Rescisão.** A Empresa rescindirá quando todos os bens (incluindo ativos digitais) de propriedade da Empresa tiverem sido alienados e os ativos, após o pagamento ou provisão devida para os passivos aos credores da Empresa, forem distribuídos . Após tal rescisão, diretores da Empresa devem assinar e fazer com que sejam arquivados todos os documentos necessários em conexão com a rescisão da Empresa.</text:span></text:span></text:p>
      <text:p text:style-name="P4"><text:span text:style-name="Source_20_Text"><text:span text:style-name="T20"/></text:span></text:p>
      <text:p text:style-name="P4"><text:span text:style-name="Source_20_Text"><text:span text:style-name="T20"/></text:span></text:p>
      <text:p text:style-name="P5"><text:span text:style-name="Source_20_Text"><text:span text:style-name="T13">**7. ARTIGO 7: DIVERSOS**</text:span></text:span></text:p>
      <text:p text:style-name="P4"><text:span text:style-name="Source_20_Text"><text:span text:style-name="T20"/></text:span></text:p>
      <text:p text:style-name="P5"><text:span text:style-name="Source_20_Text"><text:span text:style-name="T13">**7.1. Cessões.** O Sócio pode ceder total ou parcialmente sua participação na Empresa nos termos e condições que o Sócio determinar, a seu exclusivo critério.</text:span></text:span></text:p>
      <text:p text:style-name="P5"><text:span text:style-name="Source_20_Text"><text:span text:style-name="T20"/></text:span></text:p>
      <text:p text:style-name="P5"><text:span text:style-name="Source_20_Text"><text:span text:style-name="T13">**7.2. Admissão de Membro/</text:span></text:span><text:span text:style-name="Source_20_Text"><text:span text:style-name="T19">sócio</text:span></text:span><text:span text:style-name="Source_20_Text"><text:span text:style-name="T13"> Adicional.** Um ou mais membros adicionais podem ser admitidos na Empresa com o consentimento prévio por escrito do Membro (que pode ser representado por transações digitais autorizadas).</text:span></text:span></text:p>
      <text:p text:style-name="P5"><text:span text:style-name="Source_20_Text"><text:span text:style-name="T20"/></text:span></text:p>
      <text:p text:style-name="P5"><text:span text:style-name="Source_20_Text"><text:span text:style-name="T13">**7.3. Divisibilidade.** Se qualquer uma das disposições deste Contrato for considerada inválida ou inexequível, tal invalidade ou inexequibilidade não afetará as outras disposições deste instrumento que podem entrar em vigor sem a disposição inválida e, para esse fim, as disposições deste Contrato destinam-se ser e serão considerados separáveis.</text:span></text:span></text:p>
      <text:p text:style-name="P5"><text:span text:style-name="Source_20_Text"><text:span text:style-name="T20"/></text:span></text:p>
      <text:p text:style-name="P5"><text:span text:style-name="Source_20_Text"><text:span text:style-name="T13">**7.4. Lei Aplicável.** Este Contrato será regido e interpretado de acordo com as leis d</text:span></text:span><text:span text:style-name="Source_20_Text"><text:span text:style-name="T25">o Estado de Nova York, sem levar em consideração os conflitos de leis do referido estado.</text:span></text:span></text:p>
      <text:p text:style-name="P5"><text:span text:style-name="Source_20_Text"><text:span text:style-name="T27"/></text:span></text:p>
      <text:p text:style-name="P5"><text:span text:style-name="Source_20_Text"><text:span text:style-name="T4">**7.5. Alterações.** Este Contrato pode ser alterado ou modificado de tempos em tempos somente com o consentimento </text:span></text:span><text:span text:style-name="Source_20_Text"><text:span text:style-name="T6">dos sócios</text:span></text:span><text:span text:style-name="Source_20_Text"><text:span text:style-name="T4"> (consentimento esse que pode ser comprovado pela execução de uma alteração e reafirmação deste Contrato e/ou transações digitais autorizadas).</text:span></text:span></text:p>
      <text:p text:style-name="P5"><text:span text:style-name="Source_20_Text"><text:span text:style-name="T7"/></text:span></text:p>
      <text:p text:style-name="P5"><text:soft-page-break/><text:span text:style-name="Source_20_Text"><text:span text:style-name="T4">**7.6. Nenhum Beneficiário de Terceiros.** Nenhuma das disposições deste Contrato será em benefício ou executável por qualquer um dos credores da Empresa ou qualquer outra pessoa que não seja parte deste Contrato.</text:span></text:span></text:p>
      <text:p text:style-name="P5"><text:span text:style-name="Source_20_Text"><text:span text:style-name="T7"/></text:span></text:p>
      <text:p text:style-name="P5"><text:span text:style-name="Source_20_Text"><text:span text:style-name="T4">**EM TESTEMUNHO DO QUE,** </text:span></text:span><text:span text:style-name="Source_20_Text"><text:span text:style-name="T6">Os sócios</text:span></text:span><text:span text:style-name="Source_20_Text"><text:span text:style-name="T4"> abaixo assinado fez com que esta página de assinatura de contraparte deste Contrato de Sociedade de Responsabilidade Limitada fosse devidamente assinada e este Contrato entrasse em vigor a partir da primeira data escrita acima.</text:span></text:span></text:p>
      <text:p text:style-name="P5"><text:span text:style-name="Source_20_Text"><text:span text:style-name="T7"/></text:span></text:p>
      <text:p text:style-name="P7"><text:span text:style-name="Source_20_Text"><text:span text:style-name="T7">**</text:span></text:span><text:span text:style-name="Source_20_Text"><text:span text:style-name="T8">Sócio</text:span></text:span><text:span text:style-name="Source_20_Text"><text:span text:style-name="T7">**</text:span></text:span></text:p>
      <text:p text:style-name="P7"><text:span text:style-name="Source_20_Text"><text:span text:style-name="T7">[[</text:span></text:span><text:span text:style-name="Source_20_Text"><text:span text:style-name="T8">PropyDAO</text:span></text:span><text:span text:style-name="Source_20_Text"><text:span text:style-name="T7"> Token</text:span></text:span><text:span text:style-name="Source_20_Text"><text:span text:style-name="T8">ização</text:span></text:span><text:span text:style-name="Source_20_Text"><text:span text:style-name="T7">]]</text:span></text:span></text:p>
      <text:p text:style-name="P8"><text:span text:style-name="Source_20_Text"><text:span text:style-name="T7"/></text:span></text:p>
      <text:p text:style-name="P8"><text:span text:style-name="Source_20_Text"><text:span text:style-name="T7">*[[ </text:span></text:span><text:span text:style-name="Source_20_Text"><text:span text:style-name="T8">Sócio</text:span></text:span><text:span text:style-name="Source_20_Text"><text:span text:style-name="T9">01</text:span></text:span><text:span text:style-name="Source_20_Text"><text:span text:style-name="T7"> Email: Identity | Signature]]*</text:span></text:span></text:p>
      <text:p text:style-name="P7"><text:span text:style-name="Source_20_Text"><text:span text:style-name="T7">_______________________</text:span></text:span></text:p>
      <text:p text:style-name="P8"><text:span text:style-name="Source_20_Text"><text:span text:style-name="T7">**[[ </text:span></text:span><text:span text:style-name="Source_20_Text"><text:span text:style-name="T8">Sócio</text:span></text:span><text:span text:style-name="Source_20_Text"><text:span text:style-name="T9">01 – Nome </text:span></text:span><text:span text:style-name="Source_20_Text"><text:span text:style-name="T7">]]**</text:span></text:span></text:p>
      <text:p text:style-name="P13"/>
      <text:p text:style-name="P7"><text:span text:style-name="Source_20_Text"><text:span text:style-name="T7"/></text:span></text:p>
      <text:p text:style-name="P8"><text:span text:style-name="Source_20_Text"><text:span text:style-name="T7">*[[ </text:span></text:span><text:span text:style-name="Source_20_Text"><text:span text:style-name="T8">Sócio</text:span></text:span><text:span text:style-name="Source_20_Text"><text:span text:style-name="T9">02</text:span></text:span><text:span text:style-name="Source_20_Text"><text:span text:style-name="T7"> Email: Identity | Signature]]*</text:span></text:span></text:p>
      <text:p text:style-name="P8"><text:span text:style-name="Source_20_Text"><text:span text:style-name="T7">_______________________</text:span></text:span></text:p>
      <text:p text:style-name="P8"><text:span text:style-name="Source_20_Text"><text:span text:style-name="T7">**[[ </text:span></text:span><text:span text:style-name="Source_20_Text"><text:span text:style-name="T8">Sócio</text:span></text:span><text:span text:style-name="Source_20_Text"><text:span text:style-name="T9">01 – Nome </text:span></text:span><text:span text:style-name="Source_20_Text"><text:span text:style-name="T7">]]**</text:span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>*[[ </text:span></text:span><text:span text:style-name="Source_20_Text"><text:span text:style-name="T8">Sócio</text:span></text:span><text:span text:style-name="Source_20_Text"><text:span text:style-name="T9">03</text:span></text:span><text:span text:style-name="Source_20_Text"><text:span text:style-name="T7"> Email: Identity | Signature]]*</text:span></text:span></text:p>
      <text:p text:style-name="P8"><text:span text:style-name="Source_20_Text"><text:span text:style-name="T7">_______________________</text:span></text:span></text:p>
      <text:p text:style-name="P8"><text:span text:style-name="Source_20_Text"><text:span text:style-name="T7">**[[ </text:span></text:span><text:span text:style-name="Source_20_Text"><text:span text:style-name="T8">Sócio</text:span></text:span><text:span text:style-name="Source_20_Text"><text:span text:style-name="T9">03 – Nome </text:span></text:span><text:span text:style-name="Source_20_Text"><text:span text:style-name="T7">]]**</text:span></text:span></text:p>
      <text:p text:style-name="P7"><text:span text:style-name="Source_20_Text"><text:span text:style-name="T7"/></text:span></text:p>
      <text:p text:style-name="P7"><text:span text:style-name="Source_20_Text"><text:span text:style-name="T7">\pagebreak</text:span></text:span></text:p>
      <text:p text:style-name="P8"><text:span text:style-name="Source_20_Text"><text:span text:style-name="T7">\centered **EXHIBIT A: </text:span></text:span><text:span text:style-name="Source_20_Text"><text:span text:style-name="T8">Sócio</text:span></text:span><text:span text:style-name="Source_20_Text"><text:span text:style-name="T7"> Capital Contribution**</text:span></text:span></text:p>
      <text:p text:style-name="P13"/>
      <text:p text:style-name="P7"><text:span text:style-name="Source_20_Text"><text:span text:style-name="T7">| Member Name | Capital Contribution |</text:span></text:span></text:p>
      <text:p text:style-name="P7"><text:span text:style-name="Source_20_Text"><text:span text:style-name="T7">| --------- | --------- |</text:span></text:span></text:p>
      <text:p text:style-name="P7"><text:span text:style-name="Source_20_Text"><text:span text:style-name="T7">| [[Member Name]] | [[Member Capital Contribution: LargeText]] |</text:span></text:span></text:p>
      <text:p text:style-name="P13"/>
      <text:p text:style-name="P7"><text:span text:style-name="Source_20_Text"><text:span text:style-name="T7">{{Tokenization =&gt;</text:span></text:span></text:p>
      <text:p text:style-name="P7"><text:span text:style-name="Source_20_Text"><text:span text:style-name="T7">\pagebreak</text:span></text:span></text:p>
      <text:p text:style-name="P7"><text:span text:style-name="Source_20_Text"><text:span text:style-name="T7">\centered **EXHIBIT B: Tokenized Membership Units**</text:span></text:span></text:p>
      <text:p text:style-name="P13"/>
      <text:p text:style-name="P7"><text:span text:style-name="Source_20_Text"><text:span text:style-name="T7">Name: **[[Token Name]]**</text:span></text:span></text:p>
      <text:p text:style-name="P13"/>
      <text:p text:style-name="P7"><text:span text:style-name="Source_20_Text"><text:span text:style-name="T7">Symbol: **[[Token Symbol]]**</text:span></text:span></text:p>
      <text:p text:style-name="P13"/>
      <text:p text:style-name="P7"><text:span text:style-name="Source_20_Text"><text:span text:style-name="T7">Amount: **[[Initial Amount]]**</text:span></text:span></text:p>
      <text:p text:style-name="P13"/>
      <text:p text:style-name="P7"><text:span text:style-name="Source_20_Text"><text:span text:style-name="T7">Owner: *0x[[TokenHolder EthAddress]]*</text:span></text:span></text:p>
      <text:p text:style-name="P13"/>
      <text:p text:style-name="P7"><text:span text:style-name="Source_20_Text"><text:span text:style-name="T7">Legend: *[[Token Legend]]*</text:span></text:span></text:p>
      <text:p text:style-name="P7"><text:span text:style-name="Source_20_Text"><text:span text:style-name="T7">}}</text:span></text:span></text:p>
      <text:p text:style-name="P5"><text:span text:style-name="Source_20_Text"><text:span text:style-name="T1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ource-code-pro" svg:font-family="source-code-pro, Menlo, Monaco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08:52:53.494000000</meta:creation-date>
    <dc:date>2023-02-28T14:09:38.994000000</dc:date>
    <meta:editing-duration>PT4H4M21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63" meta:word-count="1298" meta:character-count="8381" meta:non-whitespace-character-count="7127"/>
  </office:meta>
</office:document-meta>
</file>